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"/>
    <style:font-face style:name="verdana" svg:font-family="verdana, arial, helvetica, sans-serif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_20__28_user_29_"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4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normal" officeooo:paragraph-rsid="000eedc6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_20__28_user_29_"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_20__28_user_29_">
      <style:text-properties style:font-name="Times New Roman" fo:font-size="14pt" fo:font-weight="normal" officeooo:paragraph-rsid="000c98ee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_20__28_user_29_">
      <style:text-properties style:font-name="Times New Roman" fo:font-size="14pt" fo:font-weight="normal" officeooo:paragraph-rsid="000cf8f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_20__28_user_29_">
      <style:text-properties officeooo:paragraph-rsid="000a0808"/>
    </style:style>
    <style:style style:name="P12" style:family="paragraph" style:parent-style-name="Table_20_Contents">
      <style:text-properties officeooo:rsid="0012a4ce" officeooo:paragraph-rsid="0012a4ce"/>
    </style:style>
    <style:style style:name="P13" style:family="paragraph" style:parent-style-name="Table_20_Contents">
      <style:text-properties officeooo:paragraph-rsid="0012a4ce"/>
    </style:style>
    <style:style style:name="P14" style:family="paragraph" style:parent-style-name="List_20_Paragraph" style:list-style-name="WWNum16">
      <style:text-properties fo:color="#000000" style:font-name="Times New Roman" fo:font-size="14pt" officeooo:rsid="000eedc6" officeooo:paragraph-rsid="000eedc6" fo:background-color="#ffffff" style:font-size-asian="14pt" style:font-name-complex="Times New Roman1" style:font-size-complex="14pt"/>
    </style:style>
    <style:style style:name="P15" style:family="paragraph" style:parent-style-name="List_20_Paragraph" style:list-style-name="WWNum12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6" style:family="paragraph" style:parent-style-name="List_20_Paragraph" style:list-style-name="WWNum13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7" style:family="paragraph" style:parent-style-name="List_20_Paragraph" style:list-style-name="WWNum14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8" style:family="paragraph" style:parent-style-name="List_20_Paragraph" style:list-style-name="WWNum15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9" style:family="paragraph" style:parent-style-name="List_20_Paragraph" style:list-style-name="WWNum16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20" style:family="paragraph" style:parent-style-name="List_20_Paragraph" style:list-style-name="WWNum17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21" style:family="paragraph" style:parent-style-name="List_20_Paragraph" style:list-style-name="WWNum18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22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>
        <style:tab-stops>
          <style:tab-stop style:position="6.267cm"/>
        </style:tab-stops>
      </style:paragraph-properties>
      <style:text-properties fo:color="#000000" style:font-name="Times New Roman" fo:font-size="14pt" officeooo:rsid="0012a4ce" officeooo:paragraph-rsid="0012a4ce" fo:background-color="#ffffff" style:font-size-asian="14pt" style:font-name-complex="Times New Roman1" style:font-size-complex="14pt"/>
    </style:style>
    <style:style style:name="P23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fo:color="#000000" style:font-name="Times New Roman" fo:font-size="14pt" fo:font-weight="bold" officeooo:paragraph-rsid="000a0808" style:letter-kerning="true" fo:background-color="#ffffff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writing-mode="lr-tb">
        <style:tab-stops>
          <style:tab-stop style:position="6.267cm"/>
        </style:tab-stops>
      </style:paragraph-properties>
      <style:text-properties fo:color="#000000" style:font-name="Times New Roman" fo:font-size="14pt" fo:font-weight="normal" officeooo:rsid="002e32b0" officeooo:paragraph-rsid="00127496" fo:background-color="#ffffff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style:text-properties fo:color="#000000" style:font-name="TimesNewRoman" fo:font-size="14pt" fo:font-weight="normal" officeooo:rsid="0032d2a2" officeooo:paragraph-rsid="000b6ecf" style:letter-kerning="true" fo:background-color="#ffffff" style:font-name-asian="SimSun" style:font-size-asian="14pt" style:language-asian="en" style:country-asian="US" style:font-weight-asian="normal" style:font-name-complex="Times New Roman1" style:font-size-complex="14pt" style:font-weight-complex="normal"/>
    </style:style>
    <style:style style:name="P26" style:family="paragraph" style:parent-style-name="Standard" style:list-style-name="L1">
      <style:text-properties fo:color="#000000" style:font-name="TimesNewRoman" fo:font-size="14pt" fo:font-weight="normal" officeooo:rsid="0032d2a2" officeooo:paragraph-rsid="000b6ecf" style:letter-kerning="true" fo:background-color="#ffffff" style:font-name-asian="SimSun" style:font-size-asian="14pt" style:language-asian="en" style:country-asian="US" style:font-weight-asian="normal" style:font-name-complex="Times New Roman1" style:font-size-complex="14pt" style:font-weight-complex="normal"/>
    </style:style>
    <style:style style:name="P27" style:family="paragraph" style:parent-style-name="Standard">
      <style:text-properties fo:color="#000000" style:font-name="TimesNewRoman" fo:font-size="14pt" fo:font-weight="normal" officeooo:rsid="002c272f" officeooo:paragraph-rsid="000b6ecf" style:letter-kerning="tru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9" style:family="paragraph" style:parent-style-name="Standard">
      <style:paragraph-properties style:line-height-at-least="0.503cm"/>
      <style:text-properties fo:color="#000000" fo:background-color="#ffffff"/>
    </style:style>
    <style:style style:name="P30" style:family="paragraph" style:parent-style-name="Standard" style:list-style-name="L2">
      <style:paragraph-properties fo:margin-top="0cm" fo:margin-bottom="0cm" loext:contextual-spacing="false" fo:line-height="100%" style:vertical-align="baseline"/>
      <style:text-properties fo:color="#000000" style:font-name="TimesNewRoman" fo:font-size="14pt" fo:font-weight="normal" officeooo:rsid="002c272f" officeooo:paragraph-rsid="000b6ecf" style:letter-kerning="tru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L3">
      <style:paragraph-properties fo:margin-top="0cm" fo:margin-bottom="0cm" loext:contextual-spacing="false" fo:line-height="150%" fo:text-align="start" style:justify-single-word="false">
        <style:tab-stops>
          <style:tab-stop style:position="6.017cm"/>
        </style:tab-stops>
      </style:paragraph-properties>
      <style:text-properties fo:color="#000000" style:font-name="TimesNewRoman" fo:font-size="14pt" fo:font-weight="normal" officeooo:rsid="00127496" officeooo:paragraph-rsid="00127496" fo:background-color="#ffffff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L3">
      <style:paragraph-properties fo:margin-top="0cm" fo:margin-bottom="0cm" loext:contextual-spacing="false" fo:line-height="150%" fo:text-align="start" style:justify-single-word="false">
        <style:tab-stops>
          <style:tab-stop style:position="6.017cm"/>
        </style:tab-stops>
      </style:paragraph-properties>
      <style:text-properties fo:color="#000000" style:font-name="TimesNewRoman" fo:font-size="14pt" fo:font-weight="bold" officeooo:rsid="00127496" officeooo:paragraph-rsid="00127496" fo:background-color="#ffffff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 style:list-style-name="L3">
      <style:paragraph-properties fo:margin-top="0cm" fo:margin-bottom="0cm" loext:contextual-spacing="false" fo:line-height="150%" fo:text-align="start" style:justify-single-word="false">
        <style:tab-stops>
          <style:tab-stop style:position="6.017cm"/>
        </style:tab-stops>
      </style:paragraph-properties>
      <style:text-properties fo:color="#000000" style:font-name="TimesNewRoman" fo:font-size="14pt" fo:font-weight="bold" officeooo:paragraph-rsid="000b6ecf" fo:background-color="#ffffff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 style:list-style-name="L3">
      <style:paragraph-properties fo:margin-top="0cm" fo:margin-bottom="0cm" loext:contextual-spacing="false" fo:line-height="150%" fo:text-align="start" style:justify-single-word="false">
        <style:tab-stops>
          <style:tab-stop style:position="6.017cm"/>
        </style:tab-stops>
      </style:paragraph-properties>
      <style:text-properties fo:color="#000000" style:font-name="TimesNewRoman" fo:font-size="14pt" officeooo:paragraph-rsid="000b6ecf" fo:background-color="#ffffff" style:font-size-asian="14pt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color="#000000" style:font-name="Droid Sans Mono" fo:font-size="10.5pt" fo:font-weight="normal" officeooo:rsid="00172d41" officeooo:paragraph-rsid="00172d41" fo:background-color="#ffffff" style:font-size-asian="14pt" style:font-weight-asian="bold" style:font-name-complex="Times New Roman1" style:font-size-complex="14pt"/>
    </style:style>
    <style:style style:name="P36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50%" fo:text-align="start" style:justify-single-word="false" fo:orphans="0" fo:widows="0" fo:hyphenation-ladder-count="no-limit" fo:text-indent="-0.7cm" style:auto-text-indent="false" fo:background-color="transparent" style:vertical-align="baseline" style:writing-mode="lr-tb">
        <style:tab-stops>
          <style:tab-stop style:position="1.455cm"/>
          <style:tab-stop style:position="6.017cm"/>
        </style:tab-stops>
      </style:paragraph-properties>
      <style:text-properties fo:color="#000000" style:font-name="TimesNewRoman" fo:font-size="14pt" fo:font-weight="normal" officeooo:rsid="0012a4ce" officeooo:paragraph-rsid="0012a4ce" fo:background-color="#ffffff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7" style:family="paragraph" style:parent-style-name="Standard" style:list-style-name="L3" style:master-page-name="">
      <loext:graphic-properties draw:fill="none"/>
      <style:paragraph-properties fo:margin-left="0.6cm" fo:margin-right="0cm" fo:margin-top="0cm" fo:margin-bottom="0cm" loext:contextual-spacing="false" fo:line-height="150%" fo:text-align="start" style:justify-single-word="false" fo:orphans="0" fo:widows="0" fo:hyphenation-ladder-count="no-limit" fo:text-indent="-0.7cm" style:auto-text-indent="false" style:page-number="auto" fo:background-color="transparent" style:vertical-align="baseline" style:writing-mode="lr-tb">
        <style:tab-stops>
          <style:tab-stop style:position="1.455cm"/>
          <style:tab-stop style:position="6.017cm"/>
        </style:tab-stops>
      </style:paragraph-properties>
      <style:text-properties fo:color="#000000" style:font-name="TimesNewRoman" fo:font-size="14pt" fo:font-weight="bold" officeooo:rsid="0012a4ce" officeooo:paragraph-rsid="0012a4ce" fo:background-color="#ffffff" style:font-size-asian="14pt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.282cm" loext:contextual-spacing="false" fo:line-height="100%"/>
      <style:text-properties fo:color="#000000" style:font-name="Times New Roman" fo:font-size="14pt" officeooo:paragraph-rsid="0016845d" fo:background-color="#ffffff" style:font-size-asian="14pt" style:font-name-complex="Times New Roman1" style:font-size-complex="14pt"/>
    </style:style>
    <style:style style:name="P39" style:family="paragraph" style:parent-style-name="Standard">
      <style:paragraph-properties fo:margin-top="0cm" fo:margin-bottom="0.282cm" loext:contextual-spacing="false" fo:line-height="100%" fo:text-align="justify" style:justify-single-word="false"/>
      <style:text-properties fo:color="#000000" style:font-name="Times New Roman" fo:font-size="14pt" officeooo:paragraph-rsid="0016845d" fo:background-color="#ffffff" style:font-size-asian="14pt" style:font-name-complex="Times New Roman1" style:font-size-complex="14pt"/>
    </style:style>
    <style:style style:name="P40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left="-1.501cm" fo:margin-right="0cm" fo:margin-top="0cm" fo:margin-bottom="0cm" loext:contextual-spacing="false" fo:line-height="150%" fo:text-indent="1.886cm" style:auto-text-indent="false">
        <style:tab-stops>
          <style:tab-stop style:position="6.267cm"/>
        </style:tab-stops>
      </style:paragraph-properties>
      <style:text-properties fo:color="#000000" style:font-name="Times New Roman" fo:font-size="14pt" officeooo:rsid="000c98ee" officeooo:paragraph-rsid="000a0808" fo:background-color="#ffffff" style:font-size-asian="14pt" style:font-name-complex="Times New Roman1" style:font-size-complex="14pt"/>
    </style:style>
    <style:style style:name="P42" style:family="paragraph" style:parent-style-name="Standard_20__28_user_29_">
      <style:paragraph-properties fo:margin-top="0cm" fo:margin-bottom="0cm" loext:contextual-spacing="false"/>
      <style:text-properties style:font-name="Times New Roman" fo:font-size="14pt" fo:font-weight="normal" officeooo:paragraph-rsid="00172d4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_20__28_user_29_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_20__28_user_29_">
      <style:paragraph-properties fo:margin-top="0cm" fo:margin-bottom="0cm" loext:contextual-spacing="false"/>
      <style:text-properties style:font-name="Times New Roman" fo:font-size="14pt" officeooo:paragraph-rsid="00172d41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color="#000000" style:font-name="Times New Roman" fo:font-size="14pt" fo:font-weight="bold" officeooo:rsid="00172d41" officeooo:paragraph-rsid="00172d41" fo:background-color="#ffffff" style:font-size-asian="14pt" style:font-weight-asian="bold" style:font-name-complex="Times New Roman1" style:font-size-complex="14pt"/>
    </style:style>
    <style:style style:name="P46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style:font-name="Times New Roman" fo:font-size="14pt" fo:font-weight="bold" officeooo:paragraph-rsid="000b6ecf" fo:background-color="#ffffff" style:font-size-asian="14pt" style:font-weight-asian="bold" style:font-name-complex="Times New Roman1" style:font-size-complex="14pt"/>
    </style:style>
    <style:style style:name="P47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/>
    </style:style>
    <style:style style:name="P48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/>
    </style:style>
    <style:style style:name="P49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a0808" fo:background-color="#ffffff" style:font-name-asian="Times New Roman1" style:font-size-asian="14pt" style:font-name-complex="Times New Roman1" style:font-size-complex="14pt"/>
    </style:style>
    <style:style style:name="P50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a0808" fo:background-color="#ffffff" style:font-name-asian="Times New Roman1" style:font-size-asian="14pt" style:font-name-complex="Times New Roman1" style:font-size-complex="14pt"/>
    </style:style>
    <style:style style:name="P51" style:family="paragraph" style:parent-style-name="Standard_20__28_user_29_">
      <style:paragraph-properties fo:margin-top="0cm" fo:margin-bottom="0cm" loext:contextual-spacing="false"/>
      <style:text-properties fo:color="#000000" style:font-name="Times New Roman" fo:font-size="10pt" fo:background-color="#ffffff" style:font-size-asian="10pt" style:font-name-complex="Times New Roman1" style:font-size-complex="10pt"/>
    </style:style>
    <style:style style:name="P52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officeooo:paragraph-rsid="000a0808" fo:background-color="#ffffff"/>
    </style:style>
    <style:style style:name="P53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55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/>
    </style:style>
    <style:style style:name="P56" style:family="paragraph" style:parent-style-name="Standard_20__28_user_29_">
      <style:paragraph-properties fo:text-align="center" style:justify-single-word="false"/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57" style:family="paragraph" style:parent-style-name="Standard_20__28_user_29_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58" style:family="paragraph" style:parent-style-name="Standard_20__28_user_29_">
      <style:paragraph-properties fo:text-align="center" style:justify-single-word="false"/>
      <style:text-properties fo:color="#000000" style:font-name="Times New Roman" fo:font-size="18pt" fo:font-weight="bold" officeooo:paragraph-rsid="000a0808" fo:background-color="#ffffff" style:font-size-asian="18pt" style:font-weight-asian="bold" style:font-name-complex="Times New Roman1" style:font-size-complex="18pt"/>
    </style:style>
    <style:style style:name="P59" style:family="paragraph" style:parent-style-name="Standard_20__28_user_29_">
      <style:text-properties fo:color="#000000" style:font-name="Times New Roman" fo:font-size="18pt" fo:font-weight="bold" officeooo:paragraph-rsid="000a0808" fo:background-color="#ffffff" style:font-size-asian="18pt" style:font-weight-asian="bold" style:font-name-complex="Times New Roman1" style:font-size-complex="18pt"/>
    </style:style>
    <style:style style:name="P60" style:family="paragraph" style:parent-style-name="Standard_20__28_user_29_">
      <style:paragraph-properties fo:text-align="center" style:justify-single-word="false"/>
      <style:text-properties fo:color="#000000" officeooo:paragraph-rsid="000a0808" fo:background-color="#ffffff"/>
    </style:style>
    <style:style style:name="P61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62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a0808" fo:background-color="#ffffff" style:font-name-asian="Times New Roman1" style:font-size-asian="14pt" style:font-name-complex="Times New Roman1" style:font-size-complex="14pt"/>
    </style:style>
    <style:style style:name="P63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officeooo:paragraph-rsid="000a0808" fo:background-color="#ffffff"/>
    </style:style>
    <style:style style:name="P64" style:family="paragraph" style:parent-style-name="Standard_20__28_user_29_">
      <style:paragraph-properties fo:margin-top="0cm" fo:margin-bottom="0.282cm" loext:contextual-spacing="false" fo:line-height="150%"/>
      <style:text-properties fo:color="#000000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65" style:family="paragraph" style:parent-style-name="Standard_20__28_user_29_">
      <style:paragraph-properties fo:margin-top="0cm" fo:margin-bottom="0.282cm" loext:contextual-spacing="false" fo:line-height="150%" fo:text-align="center" style:justify-single-word="false"/>
      <style:text-properties fo:color="#000000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66" style:family="paragraph" style:parent-style-name="Standard_20__28_user_29_" style:master-page-name="First_20_Page">
      <style:paragraph-properties fo:text-align="center" style:justify-single-word="false" style:page-number="auto"/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67" style:family="paragraph" style:parent-style-name="Table_20_Contents">
      <style:text-properties fo:color="#000000" officeooo:rsid="0012a4ce" officeooo:paragraph-rsid="0012a4ce" fo:background-color="#ffffff"/>
    </style:style>
    <style:style style:name="P68" style:family="paragraph" style:parent-style-name="Table_20_Contents">
      <style:text-properties fo:color="#000000" officeooo:rsid="0013526f" officeooo:paragraph-rsid="0013526f" fo:background-color="#ffffff"/>
    </style:style>
    <style:style style:name="P69" style:family="paragraph" style:parent-style-name="Table_20_Contents">
      <style:text-properties fo:color="#000000" fo:background-color="#ffffff"/>
    </style:style>
    <style:style style:name="P70" style:family="paragraph" style:parent-style-name="Table_20_Contents">
      <style:text-properties fo:color="#000000" officeooo:paragraph-rsid="0012a4ce" fo:background-color="#ffffff"/>
    </style:style>
    <style:style style:name="P71" style:family="paragraph" style:parent-style-name="Table_20_Contents">
      <style:text-properties fo:font-variant="normal" fo:text-transform="none" fo:color="#000000" style:font-name="verdana" fo:font-size="9.75pt" fo:letter-spacing="normal" fo:font-style="normal" fo:font-weight="normal" officeooo:rsid="0012a4ce" officeooo:paragraph-rsid="0012a4ce" fo:background-color="#ffffff"/>
    </style:style>
    <style:style style:name="P7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 fo:background-color="#ffffff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127496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6e68f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72d41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72d41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officeooo:rsid="00127496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officeooo:rsid="00172d41" style:font-name-asian="Times New Roman1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officeooo:rsid="00172d41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/>
    </style:style>
    <style:style style:name="T17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/>
    </style:style>
    <style:style style:name="T18" style:family="text">
      <style:text-properties fo:color="#000000" fo:font-weight="bold" officeooo:rsid="000eedc6" style:font-weight-asian="bold" style:font-weight-complex="bold"/>
    </style:style>
    <style:style style:name="T19" style:family="text">
      <style:text-properties fo:color="#000000" fo:font-weight="bold" officeooo:rsid="0013526f" style:font-weight-asian="bold" style:font-weight-complex="bold"/>
    </style:style>
    <style:style style:name="T20" style:family="text">
      <style:text-properties fo:color="#000000" fo:font-weight="bold" officeooo:rsid="000eedc6" fo:background-color="#ffffff" loext:char-shading-value="0" style:font-weight-asian="bold" style:font-weight-complex="bold"/>
    </style:style>
    <style:style style:name="T21" style:family="text">
      <style:text-properties fo:color="#000000" fo:font-weight="bold" officeooo:rsid="000eedc6" fo:background-color="#ffffff" loext:char-shading-value="0" style:font-weight-asian="bold" style:font-weight-complex="bold"/>
    </style:style>
    <style:style style:name="T22" style:family="text">
      <style:text-properties fo:color="#000000" fo:font-weight="normal" officeooo:rsid="0013526f"/>
    </style:style>
    <style:style style:name="T23" style:family="text">
      <style:text-properties fo:color="#000000" fo:font-weight="normal" officeooo:rsid="0013526f" fo:background-color="#ffffff" loext:char-shading-value="0"/>
    </style:style>
    <style:style style:name="T24" style:family="text">
      <style:text-properties fo:color="#000000" fo:font-weight="normal" officeooo:rsid="0013526f" fo:background-color="#ffffff" loext:char-shading-value="0"/>
    </style:style>
    <style:style style:name="T25" style:family="text">
      <style:text-properties fo:color="#000000" officeooo:rsid="0012a4ce"/>
    </style:style>
    <style:style style:name="T26" style:family="text">
      <style:text-properties fo:color="#000000" officeooo:rsid="000cf8f1" style:font-weight-asian="bold" style:font-weight-complex="bold"/>
    </style:style>
    <style:style style:name="T27" style:family="text">
      <style:text-properties fo:color="#000000" officeooo:rsid="0013526f"/>
    </style:style>
    <style:style style:name="T28" style:family="text">
      <style:text-properties fo:color="#000000" fo:background-color="#ffffff" loext:char-shading-value="0"/>
    </style:style>
    <style:style style:name="T29" style:family="text">
      <style:text-properties fo:color="#000000" officeooo:rsid="0012a4ce" fo:background-color="#ffffff" loext:char-shading-value="0"/>
    </style:style>
    <style:style style:name="T30" style:family="text">
      <style:text-properties fo:color="#000000" officeooo:rsid="0012a4ce" fo:background-color="#ffffff" loext:char-shading-value="0"/>
    </style:style>
    <style:style style:name="T31" style:family="text">
      <style:text-properties fo:color="#000000" officeooo:rsid="000cf8f1" fo:background-color="#ffffff" loext:char-shading-value="0" style:font-weight-asian="bold" style:font-weight-complex="bold"/>
    </style:style>
    <style:style style:name="T32" style:family="text">
      <style:text-properties fo:color="#000000" officeooo:rsid="000cf8f1" fo:background-color="#ffffff" loext:char-shading-value="0" style:font-weight-asian="bold" style:font-weight-complex="bold"/>
    </style:style>
    <style:style style:name="T33" style:family="text">
      <style:text-properties fo:color="#000000" officeooo:rsid="0013526f" fo:background-color="#ffffff" loext:char-shading-value="0"/>
    </style:style>
    <style:style style:name="T34" style:family="text">
      <style:text-properties fo:color="#000000" officeooo:rsid="0013526f" fo:background-color="#ffffff" loext:char-shading-value="0"/>
    </style:style>
    <style:style style:name="T35" style:family="text">
      <style:text-properties fo:color="#000000" fo:background-color="#ffffff" loext:char-shading-value="0"/>
    </style:style>
    <style:style style:name="T36" style:family="text">
      <style:text-properties fo:color="#000000" officeooo:rsid="00172d41" fo:background-color="#ffffff" loext:char-shading-value="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27496" style:font-weight-asian="normal" style:font-weight-complex="normal"/>
    </style:style>
    <style:style style:name="T39" style:family="text">
      <style:text-properties fo:font-weight="normal" officeooo:rsid="00172d41" style:font-weight-asian="normal" style:font-weight-complex="normal"/>
    </style:style>
    <style:style style:name="T40" style:family="text">
      <style:text-properties fo:font-weight="normal" officeooo:rsid="0013526f"/>
    </style:style>
    <style:style style:name="T41" style:family="text">
      <style:text-properties officeooo:rsid="000cf8f1" style:font-weight-asian="bold" style:font-weight-complex="bold"/>
    </style:style>
    <style:style style:name="T42" style:family="text">
      <style:text-properties officeooo:rsid="00127496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0eedc6" style:font-weight-asian="bold" style:font-weight-complex="bold"/>
    </style:style>
    <style:style style:name="T45" style:family="text">
      <style:text-properties officeooo:rsid="0012a4ce"/>
    </style:style>
    <style:style style:name="T46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47" style:family="text">
      <style:text-properties fo:font-variant="normal" fo:text-transform="none" fo:color="#000000" style:font-name="verdana" fo:font-size="9.75pt" fo:letter-spacing="normal" fo:font-style="normal" fo:font-weight="normal" officeooo:rsid="0012a4ce"/>
    </style:style>
    <style:style style:name="T48" style:family="text">
      <style:text-properties fo:font-variant="normal" fo:text-transform="none" fo:color="#000000" style:font-name="verdana" fo:font-size="9.75pt" fo:letter-spacing="normal" fo:font-style="normal" fo:font-weight="normal" fo:background-color="#ffffff" loext:char-shading-value="0"/>
    </style:style>
    <style:style style:name="T49" style:family="text">
      <style:text-properties fo:font-variant="normal" fo:text-transform="none" fo:color="#000000" style:font-name="verdana" fo:font-size="9.75pt" fo:letter-spacing="normal" fo:font-style="normal" fo:font-weight="normal" officeooo:rsid="0012a4ce" fo:background-color="#ffffff" loext:char-shading-value="0"/>
    </style:style>
    <style:style style:name="T50" style:family="text">
      <style:text-properties fo:font-variant="normal" fo:text-transform="none" fo:color="#000000" style:font-name="verdana" fo:font-size="9.75pt" fo:letter-spacing="normal" fo:font-style="normal" fo:font-weight="normal" officeooo:rsid="0012a4ce" fo:background-color="#ffffff" loext:char-shading-value="0"/>
    </style:style>
    <style:style style:name="T51" style:family="text">
      <style:text-properties fo:font-variant="normal" fo:text-transform="none" fo:color="#000000" style:font-name="verdana" fo:font-size="9.75pt" fo:letter-spacing="normal" fo:font-style="normal" fo:font-weight="normal" fo:background-color="#ffffff" loext:char-shading-value="0"/>
    </style:style>
    <style:style style:name="T52" style:family="text">
      <style:text-properties fo:font-variant="normal" fo:text-transform="none" style:font-name="verdana" fo:font-size="9.75pt" fo:letter-spacing="normal" fo:font-style="normal" fo:font-weight="normal"/>
    </style:style>
    <style:style style:name="T53" style:family="text">
      <style:text-properties fo:font-variant="normal" fo:text-transform="none" style:font-name="verdana" fo:font-size="9.75pt" fo:letter-spacing="normal" fo:font-style="normal" fo:font-weight="normal" officeooo:rsid="0012a4ce"/>
    </style:style>
    <style:style style:name="T54" style:family="text">
      <style:text-properties officeooo:rsid="0013526f"/>
    </style:style>
    <style:style style:name="T55" style:family="text">
      <style:text-properties officeooo:rsid="00172d41"/>
    </style:style>
    <style:style style:name="T56" style:family="text">
      <style:text-properties fo:color="#c586c0"/>
    </style:style>
    <style:style style:name="T57" style:family="text">
      <style:text-properties fo:color="#569cd6"/>
    </style:style>
    <style:style style:name="T58" style:family="text">
      <style:text-properties fo:color="#ce9178"/>
    </style:style>
    <style:style style:name="T59" style:family="text">
      <style:text-properties fo:color="#9cdcfe"/>
    </style:style>
    <style:style style:name="T60" style:family="text">
      <style:text-properties fo:color="#4ec9b0"/>
    </style:style>
    <style:style style:name="T61" style:family="text">
      <style:text-properties fo:color="#4fc1ff"/>
    </style:style>
    <style:style style:name="T62" style:family="text">
      <style:text-properties fo:color="#dcdcaa"/>
    </style:style>
    <style:style style:name="T63" style:family="text">
      <style:text-properties fo:color="#b5cea8"/>
    </style:style>
    <style:style style:name="T64" style:family="text">
      <style:text-properties fo:color="#d7ba7d"/>
    </style:style>
    <style:style style:name="T65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Московский Авиационный Институт</text:p>
      <text:p text:style-name="P56">(Национальный Исследовательский Университет)</text:p>
      <text:p text:style-name="P56">Факультет информационных технологий и прикладной математики</text:p>
      <text:p text:style-name="P56">Кафедра вычислительной математики и программирования</text:p>
      <text:p text:style-name="P58"/>
      <text:p text:style-name="P58"/>
      <text:p text:style-name="P60"><text:span text:style-name="T2">Лабораторная работа №</text:span><text:span text:style-name="T3">6</text:span><text:span text:style-name="T2"> по курсу</text:span></text:p>
      <text:p text:style-name="P53">«Операционные системы»</text:p>
      <text:p text:style-name="P53"/>
      <text:p text:style-name="P60"/>
      <text:p text:style-name="P59"/>
      <text:p text:style-name="P58"/>
      <text:p text:style-name="P5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2"/>
      <text:p text:style-name="P62"/>
      <text:p text:style-name="P62"/>
      <text:p text:style-name="P62"/>
      <text:p text:style-name="P62"/>
      <text:p text:style-name="P62"/>
      <text:p text:style-name="P52"><text:span text:style-name="T4">Студент: </text:span><text:span text:style-name="T7">Чубуков Андрей Владимирович</text:span></text:p>
      <text:p text:style-name="P63"><text:span text:style-name="T4">Группа: М8О-</text:span><text:span text:style-name="T5">2</text:span><text:span text:style-name="T4">0</text:span><text:span text:style-name="T5">8</text:span><text:span text:style-name="T4">Б-</text:span><text:span text:style-name="T5">2</text:span><text:span text:style-name="T6">1</text:span></text:p>
      <text:p text:style-name="P63"><text:span text:style-name="T4">Вариант: </text:span><text:span text:style-name="T6">35</text:span></text:p>
      <text:p text:style-name="P49">Преподаватель: <text:span text:style-name="T55">Соколов Андрей Алексеевич</text:span></text:p>
      <text:p text:style-name="P49">Оценка: ___________</text:p>
      <text:p text:style-name="P49">Дата: ___________</text:p>
      <text:p text:style-name="P49">Подпись: ___________</text:p>
      <text:p text:style-name="P50"/>
      <text:p text:style-name="P50"/>
      <text:p text:style-name="P50">Москва, 202<text:span text:style-name="T55">2</text:span></text:p>
      <text:p text:style-name="P55"><text:soft-page-break/>Содержание</text:p>
      <text:list xml:id="list3733432871" text:style-name="WWNum12">
        <text:list-item text:start-value="1">
          <text:p text:style-name="P15">Репозиторий</text:p>
        </text:list-item>
        <text:list-item text:style-override="WWNum13">
          <text:p text:style-name="P16">Постановка задачи</text:p>
        </text:list-item>
        <text:list-item text:style-override="WWNum14">
          <text:p text:style-name="P17">Общие сведения о программе</text:p>
        </text:list-item>
        <text:list-item text:style-override="WWNum15">
          <text:p text:style-name="P18">Общий метод и алгоритм решения</text:p>
        </text:list-item>
        <text:list-item text:style-override="WWNum16">
          <text:p text:style-name="P19">Исходный код</text:p>
        </text:list-item>
        <text:list-item text:style-override="WWNum16">
          <text:p text:style-name="P14">Сборка программы</text:p>
        </text:list-item>
        <text:list-item text:style-override="WWNum17">
          <text:p text:style-name="P20">Демонстрация работы программы</text:p>
        </text:list-item>
        <text:list-item text:style-override="WWNum18">
          <text:p text:style-name="P21">Выводы</text:p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5">Репозиторий</text:p>
      <text:p text:style-name="P11"><text:span text:style-name="Internet_20_link"><text:span text:style-name="T17">https://github.com/Mrak0bEss/OS/tree/main/lab6</text:span></text:span></text:p>
      <text:p text:style-name="P57"/>
      <text:p text:style-name="P55">Постановка задачи</text:p>
      <text:h text:style-name="P23" text:outline-level="2">Цель работы</text:h>
      <text:p text:style-name="P25">Целью является приобретение практических навыков в:</text:p>
      <text:list xml:id="list2009501920" text:style-name="L1">
        <text:list-item>
          <text:p text:style-name="P26">Управлении серверами сообщений (№6)</text:p>
        </text:list-item>
        <text:list-item>
          <text:p text:style-name="P26">Применение отложенных вычислений (№7)</text:p>
        </text:list-item>
        <text:list-item>
          <text:p text:style-name="P26">Интеграция программных систем друг с другом (№8)</text:p>
        </text:list-item>
      </text:list>
      <text:h text:style-name="P23" text:outline-level="2">Задание</text:h>
      <text:p text:style-name="P27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</text:p>
      <text:p text:style-name="P27">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</text:p>
      <text:list xml:id="list1646673928" text:style-name="L2">
        <text:list-header>
          <text:p text:style-name="P30"/>
        </text:list-header>
      </text:list>
      <text:list xml:id="list1282863860" text:style-name="L3">
        <text:list-item>
          <text:p text:style-name="P34"><text:span text:style-name="T43">Создание нового вычислительного узла</text:span> <text:span text:style-name="T42">(Формат команды: create id [parent])</text:span></text:p>
        </text:list-item>
        <text:list-item>
          <text:p text:style-name="P33">Исполнение команды на вычислительном узле <text:span text:style-name="T38">(Формат команды: exec id [params])</text:span></text:p>
        </text:list-item>
        <text:list-item>
          <text:p text:style-name="P32">Проверка доступности узла<text:span text:style-name="T37"> (Формат команды: ping id)</text:span></text:p>
        </text:list-item>
        <text:list-item>
          <text:p text:style-name="P32">Удаление узла<text:span text:style-name="T37"> (Формат команды remove id)</text:span></text:p>
          <text:p text:style-name="P37">Вариант №<text:span text:style-name="T55">35</text:span>: <text:span text:style-name="T37">топология — </text:span><text:span text:style-name="T39">дерево</text:span><text:span text:style-name="T37">, команда — </text:span><text:span text:style-name="T39">сумма чисел</text:span><text:span text:style-name="T37">, проверка доступности — ping id.</text:span></text:p>
        </text:list-item>
      </text:list>
      <text:p text:style-name="P36"/>
      <text:p text:style-name="P36"/>
      <text:list xml:id="list13935100283512" text:continue-numbering="true" text:style-name="L3">
        <text:list-header>
          <text:p text:style-name="P31"/>
        </text:list-header>
      </text:list>
      <text:p text:style-name="P46"><text:soft-page-break/>Общие сведения о программе</text:p>
      <text:p text:style-name="P24">Связь между вычислительными узлами будем поддерживать с помощью ZMQ_PAIR. При инициализации установить время ожидания ZMQ_SNDTIMEO и ZMQ_RECVTIMEO, чтобы предусмотреть случай, когда дочерний процесс был убит. <text:s/>Вычислительные узлы обрабатывают каждое сообщение, <text:span text:style-name="T55">которое посылается конкретно ему</text:span>. <text:s/></text:p>
      <text:p text:style-name="P47">Общий метод и алгоритм решения</text:p>
      <text:p text:style-name="P41"/>
      <text:p text:style-name="P22">Используемые методы системные вызовы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101512269168">
          <table:table-cell table:style-name="Таблица1.A1" office:value-type="string">
            <text:p text:style-name="P67">zmq_ctx_new()</text:p>
          </table:table-cell>
          <table:table-cell table:style-name="Таблица1.B1" office:value-type="string">
            <text:p text:style-name="P72"><text:span text:style-name="T45">Создает</text:span> <text:span text:style-name="T45">новый</text:span> ØMQ <text:span text:style-name="T45">контекст</text:span></text:p>
          </table:table-cell>
        </table:table-row>
        <table:table-row table:style-name="TableLine94101466493712">
          <table:table-cell table:style-name="Таблица1.A2" office:value-type="string">
            <text:p text:style-name="P69">void *zmq_socket (void *context, int type);</text:p>
          </table:table-cell>
          <table:table-cell table:style-name="Таблица1.B2" office:value-type="string">
            <text:p text:style-name="P72"><text:span text:style-name="T45">Создает</text:span> ØMQ <text:span text:style-name="T45">сокет</text:span></text:p>
          </table:table-cell>
        </table:table-row>
        <table:table-row table:style-name="TableLine94101489393088">
          <table:table-cell table:style-name="Таблица1.A2" office:value-type="string">
            <text:p text:style-name="P69">int zmq_setsockopt (void *socket, int option_name, const void *option_value, size_t option_len);</text:p>
          </table:table-cell>
          <table:table-cell table:style-name="Таблица1.B2" office:value-type="string">
            <text:p text:style-name="P70"><text:span text:style-name="T45">Устанавливает </text:span><text:span text:style-name="T53">опции ØMQ сокета</text:span></text:p>
          </table:table-cell>
        </table:table-row>
        <table:table-row table:style-name="TableLine94101493505712">
          <table:table-cell table:style-name="Таблица1.A2" office:value-type="string">
            <text:p text:style-name="P69">int zmq_msg_init (zmq_msg_t *msg);</text:p>
          </table:table-cell>
          <table:table-cell table:style-name="Таблица1.B2" office:value-type="string">
            <text:p text:style-name="P13"><text:span text:style-name="T30">Инициализирует пустое </text:span><text:span text:style-name="Strong_20_Emphasis"><text:span text:style-name="T51">ØMQ</text:span></text:span><text:span text:style-name="Strong_20_Emphasis"><text:span text:style-name="T50"> сообщение</text:span></text:span></text:p>
          </table:table-cell>
        </table:table-row>
        <table:table-row table:style-name="TableLine94101513144992">
          <table:table-cell table:style-name="Таблица1.A2" office:value-type="string">
            <text:p text:style-name="P69">int zmq_msg_recv (zmq_msg_t *msg, void *socket, int flags);</text:p>
          </table:table-cell>
          <table:table-cell table:style-name="Таблица1.B2" office:value-type="string">
            <text:p text:style-name="P67">Получает часть сообщения из сокета</text:p>
          </table:table-cell>
        </table:table-row>
        <table:table-row table:style-name="TableLine94101468366512">
          <table:table-cell table:style-name="Таблица1.A2" office:value-type="string">
            <text:p text:style-name="P69">int zmq_msg_close (zmq_msg_t *msg);</text:p>
          </table:table-cell>
          <table:table-cell table:style-name="Таблица1.B2" office:value-type="string">
            <text:p text:style-name="P69"><text:span text:style-name="T45">Ос</text:span>вобо<text:span text:style-name="T45">ждает</text:span> сообщение ØMQ</text:p>
          </table:table-cell>
        </table:table-row>
        <table:table-row table:style-name="TableLine94101490352592">
          <table:table-cell table:style-name="Таблица1.A2" office:value-type="string">
            <text:p text:style-name="P69">int zmq_msg_init_size (zmq_msg_t *msg, size_t size);</text:p>
          </table:table-cell>
          <table:table-cell table:style-name="Таблица1.B2" office:value-type="string">
            <text:p text:style-name="P12"><text:span text:style-name="T35">Инициализирует </text:span><text:span text:style-name="Strong_20_Emphasis"><text:span text:style-name="T51">ØMQ сообщение определенного размера</text:span></text:span></text:p>
          </table:table-cell>
        </table:table-row>
        <table:table-row table:style-name="TableLine94101417375856">
          <table:table-cell table:style-name="Таблица1.A2" office:value-type="string">
            <text:p text:style-name="P69">int zmq_msg_init_data (zmq_msg_t *msg, void *data, size_t size, zmq_free_fn *ffn, void *hint);</text:p>
          </table:table-cell>
          <table:table-cell table:style-name="Таблица1.B2" office:value-type="string">
            <text:p text:style-name="P67">Инициализирует сообщение ØMQ из предоставленного буфера.</text:p>
          </table:table-cell>
        </table:table-row>
        <table:table-row table:style-name="TableLine94101489056944">
          <table:table-cell table:style-name="Таблица1.A2" office:value-type="string">
            <text:p text:style-name="P69">int zmq_msg_send (zmq_msg_t *msg, void *socket, int flags);</text:p>
          </table:table-cell>
          <table:table-cell table:style-name="Таблица1.B2" office:value-type="string">
            <text:p text:style-name="P67">Отправляет часть сообщения на сокет</text:p>
          </table:table-cell>
        </table:table-row>
        <table:table-row table:style-name="TableLine94101361163392">
          <table:table-cell table:style-name="Таблица1.A2" office:value-type="string">
            <text:p text:style-name="P69">int zmq_bind (void *socket, const char *endpoint);</text:p>
          </table:table-cell>
          <table:table-cell table:style-name="Таблица1.B2" office:value-type="string">
            <text:p text:style-name="P67">Принимает входящие соединения на сокет</text:p>
          </table:table-cell>
        </table:table-row>
        <table:table-row table:style-name="TableLine94101514801488">
          <table:table-cell table:style-name="Таблица1.A2" office:value-type="string">
            <text:p text:style-name="P69">int zmq_close (void * socket );</text:p>
          </table:table-cell>
          <table:table-cell table:style-name="Таблица1.B2" office:value-type="string">
            <text:p text:style-name="P67">Закрывает сокет ØMQ</text:p>
          </table:table-cell>
        </table:table-row>
        <table:table-row table:style-name="TableLine94101361729488">
          <table:table-cell table:style-name="Таблица1.A2" office:value-type="string">
            <text:p text:style-name="P69">int zmq_ctx_term (void * context );</text:p>
          </table:table-cell>
          <table:table-cell table:style-name="Таблица1.B2" office:value-type="string">
            <text:p text:style-name="P71">Уничтожает контекст ØMQ</text:p>
          </table:table-cell>
        </table:table-row>
        <table:table-row table:style-name="TableLine94101490916288">
          <table:table-cell table:style-name="Таблица1.A2" office:value-type="string">
            <text:p text:style-name="P68">assert(expr)</text:p>
          </table:table-cell>
          <table:table-cell table:style-name="Таблица1.B2" office:value-type="string">
            <text:p text:style-name="P67"><text:span text:style-name="T54">П</text:span>рекращает работу программы при ложном утверждении</text:p>
          </table:table-cell>
        </table:table-row>
      </table:table>
      <text:p text:style-name="P22"/>
      <text:p text:style-name="P40"/>
      <text:p text:style-name="P48"/>
      <text:p text:style-name="P47">Исходный код</text:p>
      <text:p text:style-name="P45">server.c</text:p>
      <text:p text:style-name="P35">#include &lt;zmq.h&gt;</text:p>
      <text:p text:style-name="P28">#include &lt;stdio.h&gt;</text:p>
      <text:p text:style-name="P28">#include &lt;unistd.h&gt;</text:p>
      <text:p text:style-name="P28">#include &lt;string.h&gt;</text:p>
      <text:p text:style-name="P28">#include &lt;stdlib.h&gt;</text:p>
      <text:p text:style-name="P28"><text:soft-page-break/>#include &lt;stdbool.h&gt;</text:p>
      <text:p text:style-name="P28">#include &lt;assert.h&gt;</text:p>
      <text:p text:style-name="P28">#include &lt;signal.h&gt;</text:p>
      <text:p text:style-name="P28">typedef struct</text:p>
      <text:p text:style-name="P28">{</text:p>
      <text:p text:style-name="P28">int key;</text:p>
      <text:p text:style-name="P28">int id;</text:p>
      <text:p text:style-name="P28">long long size;</text:p>
      <text:p text:style-name="P28">} message_zmq;</text:p>
      <text:p text:style-name="P29"/>
      <text:p text:style-name="P28">enum Status{</text:p>
      <text:p text:style-name="P28">CHECK,</text:p>
      <text:p text:style-name="P28">PING,</text:p>
      <text:p text:style-name="P28">CREATE,</text:p>
      <text:p text:style-name="P28">REMOVE,</text:p>
      <text:p text:style-name="P28">EXEC,</text:p>
      <text:p text:style-name="P28">SUCCESS,</text:p>
      <text:p text:style-name="P28">FAIL,</text:p>
      <text:p text:style-name="P28">FAIL_PING,</text:p>
      <text:p text:style-name="P28">FAIL_CREATE</text:p>
      <text:p text:style-name="P28">};</text:p>
      <text:p text:style-name="P28">int create_conn(int id, void * socket, void * context) {</text:p>
      <text:p text:style-name="P28">int rc;</text:p>
      <text:p text:style-name="P28">char path[40] = "tcp://*:";</text:p>
      <text:p text:style-name="P28">int new_port = id + 5555;</text:p>
      <text:p text:style-name="P28">char port[40];</text:p>
      <text:p text:style-name="P28">sprintf(port, "%d", new_port);</text:p>
      <text:p text:style-name="P28">strcat(path, port);</text:p>
      <text:p text:style-name="P28">rc = zmq_bind(socket, path);</text:p>
      <text:p text:style-name="P28">assert(rc == 0);</text:p>
      <text:p text:style-name="P28">return 1;</text:p>
      <text:p text:style-name="P28">}</text:p>
      <text:p text:style-name="P28">int ping_send(void * socket, message_zmq * msg) {</text:p>
      <text:p text:style-name="P28">int rc;</text:p>
      <text:p text:style-name="P28">zmq_msg_t message;</text:p>
      <text:p text:style-name="P28">zmq_msg_init(&amp;message);</text:p>
      <text:p text:style-name="P28">rc = zmq_msg_init_size(&amp;message, sizeof(message_zmq));</text:p>
      <text:p text:style-name="P28">assert(rc == 0);</text:p>
      <text:p text:style-name="P28">rc = zmq_msg_init_data(&amp;message, msg, sizeof(message_zmq), NULL, NULL);</text:p>
      <text:p text:style-name="P28">assert(rc == 0);</text:p>
      <text:p text:style-name="P28">rc = zmq_msg_send(&amp;message, socket, 0);</text:p>
      <text:p text:style-name="P28">if (rc == -1) {</text:p>
      <text:p text:style-name="P28">zmq_msg_close(&amp;message);</text:p>
      <text:p text:style-name="P28">printf("Error: sending timeout\n");</text:p>
      <text:p text:style-name="P28">return 0;</text:p>
      <text:p text:style-name="P28">}</text:p>
      <text:p text:style-name="P28">return 1;</text:p>
      <text:p text:style-name="P28">}</text:p>
      <text:p text:style-name="P29"/>
      <text:p text:style-name="P28">message_zmq * ping_receive(void * socket) {</text:p>
      <text:p text:style-name="P28"><text:soft-page-break/>int rc;</text:p>
      <text:p text:style-name="P28">zmq_msg_t ans;</text:p>
      <text:p text:style-name="P28">zmq_msg_init(&amp;ans);</text:p>
      <text:p text:style-name="P28">rc = zmq_msg_recv(&amp;ans, socket, 0);</text:p>
      <text:p text:style-name="P28">if (rc == -1) {</text:p>
      <text:p text:style-name="P28">zmq_msg_close(&amp;ans);</text:p>
      <text:p text:style-name="P28">printf("Error: receving timeout\n");</text:p>
      <text:p text:style-name="P28">return NULL;</text:p>
      <text:p text:style-name="P28">}</text:p>
      <text:p text:style-name="P28">assert(rc == sizeof(message_zmq));</text:p>
      <text:p text:style-name="P28">message_zmq * data = (message_zmq *)zmq_msg_data(&amp;ans);</text:p>
      <text:p text:style-name="P28">rc = zmq_msg_close(&amp;ans);</text:p>
      <text:p text:style-name="P28">assert(rc == 0);</text:p>
      <text:p text:style-name="P28">return data;</text:p>
      <text:p text:style-name="P28">}</text:p>
      <text:p text:style-name="P28">void send_string(void *socket, const char *string) {</text:p>
      <text:p text:style-name="P28">zmq_send(socket, strdup(string), strlen(string), 0);</text:p>
      <text:p text:style-name="P28">}</text:p>
      <text:p text:style-name="P28">char * recv_string (void *socket, long long size) {</text:p>
      <text:p text:style-name="P28">char buffer[size];</text:p>
      <text:p text:style-name="P28">zmq_recv (socket, buffer, size-1, 0);</text:p>
      <text:p text:style-name="P28">buffer [size] = '\0';</text:p>
      <text:p text:style-name="P28">return strdup (buffer);</text:p>
      <text:p text:style-name="P28">}</text:p>
      <text:p text:style-name="P29"/>
      <text:p text:style-name="P28">int do_something = 1;</text:p>
      <text:p text:style-name="P29"/>
      <text:p text:style-name="P28">void sig_handler(int signum){</text:p>
      <text:p text:style-name="P28">do_something = 0;</text:p>
      <text:p text:style-name="P28">}</text:p>
      <text:p text:style-name="P29"/>
      <text:p text:style-name="P28">const int WAIT_TIME = 1000;</text:p>
      <text:p text:style-name="P29"/>
      <text:p text:style-name="P28">int main (int argc, char * argv[])</text:p>
      <text:p text:style-name="P28">{ </text:p>
      <text:p text:style-name="P28">int rc;</text:p>
      <text:p text:style-name="P28">void *context = zmq_ctx_new();</text:p>
      <text:p text:style-name="P28">void *socket = zmq_socket(context, ZMQ_PAIR);</text:p>
      <text:p text:style-name="P28">assert(argc == 2);</text:p>
      <text:p text:style-name="P28">int id = atoi(argv[1]);</text:p>
      <text:p text:style-name="P28">int new_port = id + 5555;</text:p>
      <text:p text:style-name="P28">char port[40];</text:p>
      <text:p text:style-name="P28">sprintf(port, "%d", new_port);</text:p>
      <text:p text:style-name="P28">char path[40] = "tcp://localhost:";</text:p>
      <text:p text:style-name="P28">strcat(path, port);</text:p>
      <text:p text:style-name="P28">rc = zmq_connect(socket, path);</text:p>
      <text:p text:style-name="P28">assert(rc == 0);</text:p>
      <text:p text:style-name="P28">void * right_context;</text:p>
      <text:p text:style-name="P28">void * right_socket;</text:p>
      <text:p text:style-name="P28">int right_tree = 0;</text:p>
      <text:p text:style-name="P28"><text:soft-page-break/>void * left_context;</text:p>
      <text:p text:style-name="P28">void * left_socket;</text:p>
      <text:p text:style-name="P28">int left_tree = 0;</text:p>
      <text:p text:style-name="P28">while (do_something) {</text:p>
      <text:p text:style-name="P28">message_zmq * data = ping_receive(socket);</text:p>
      <text:p text:style-name="P28">if(data != NULL) {</text:p>
      <text:p text:style-name="P28">int new_id = data-&gt;id;</text:p>
      <text:p text:style-name="P28">int new_size = data-&gt;size;</text:p>
      <text:p text:style-name="P28">if(data-&gt;key == CHECK) {</text:p>
      <text:p text:style-name="P28">message_zmq answer = {SUCCESS, getpid()};</text:p>
      <text:p text:style-name="P28">ping_send(socket, &amp;answer);</text:p>
      <text:p text:style-name="P28">}</text:p>
      <text:p text:style-name="P28">if(data-&gt;key == CREATE) {</text:p>
      <text:p text:style-name="P28">if(new_id &lt; id) {</text:p>
      <text:p text:style-name="P28">if(left_tree == 0) {</text:p>
      <text:p text:style-name="P28">int rc;</text:p>
      <text:p text:style-name="P28">left_context = zmq_ctx_new();</text:p>
      <text:p text:style-name="P28">left_socket = zmq_socket(left_context, ZMQ_PAIR);</text:p>
      <text:p text:style-name="P28">rc = zmq_setsockopt(left_socket, ZMQ_RCVTIMEO, &amp;WAIT_TIME, sizeof(int));</text:p>
      <text:p text:style-name="P28">assert(rc == 0);</text:p>
      <text:p text:style-name="P28">rc = zmq_setsockopt(left_socket, ZMQ_SNDTIMEO, &amp;WAIT_TIME, sizeof(int));</text:p>
      <text:p text:style-name="P28">assert(rc == 0);</text:p>
      <text:p text:style-name="P28">create_conn(new_id, left_socket, left_context);</text:p>
      <text:p text:style-name="P28">char id_str[12];</text:p>
      <text:p text:style-name="P28">sprintf(id_str, "%d", new_id);</text:p>
      <text:p text:style-name="P28">if(fork() == 0) {</text:p>
      <text:p text:style-name="P28">execlp("./server", "server", id_str, NULL);</text:p>
      <text:p text:style-name="P28">perror("execlp");</text:p>
      <text:p text:style-name="P28">exit(EXIT_FAILURE);</text:p>
      <text:p text:style-name="P28">} else {</text:p>
      <text:p text:style-name="P28">message_zmq reply = {CHECK, getpid()};</text:p>
      <text:p text:style-name="P28">ping_send(left_socket, &amp;reply);</text:p>
      <text:p text:style-name="P28">message_zmq * new_data = ping_receive(left_socket);</text:p>
      <text:p text:style-name="P28">if(new_data != NULL) {</text:p>
      <text:p text:style-name="P28">int pid = new_data-&gt;id;</text:p>
      <text:p text:style-name="P28">if(new_data-&gt;key == SUCCESS) {</text:p>
      <text:p text:style-name="P28">left_tree = new_id;</text:p>
      <text:p text:style-name="P28">message_zmq new_reply = {SUCCESS, pid};</text:p>
      <text:p text:style-name="P28">ping_send(socket, &amp;new_reply);</text:p>
      <text:p text:style-name="P28">} else {</text:p>
      <text:p text:style-name="P28">rc = zmq_close(left_socket);</text:p>
      <text:p text:style-name="P28">assert(rc == 0);</text:p>
      <text:p text:style-name="P28">rc = zmq_ctx_destroy(left_context);</text:p>
      <text:p text:style-name="P28">assert(rc == 0);</text:p>
      <text:p text:style-name="P28">message_zmq new_reply = {FAIL_CREATE, pid};</text:p>
      <text:p text:style-name="P28">ping_send(socket, &amp;new_reply);</text:p>
      <text:p text:style-name="P28">}</text:p>
      <text:p text:style-name="P28">} else {</text:p>
      <text:p text:style-name="P28">message_zmq new_reply = {FAIL_PING, new_id};</text:p>
      <text:p text:style-name="P28">ping_send(socket, &amp;new_reply);</text:p>
      <text:p text:style-name="P28"><text:soft-page-break/>}</text:p>
      <text:p text:style-name="P28">}</text:p>
      <text:p text:style-name="P28">} </text:p>
      <text:p text:style-name="P28">else {</text:p>
      <text:p text:style-name="P28">message_zmq reply = {CREATE, new_id};</text:p>
      <text:p text:style-name="P28">ping_send(left_socket, &amp;reply);</text:p>
      <text:p text:style-name="P28">message_zmq * new_data = ping_receive(lef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reply = {FAIL_PING, new_id};</text:p>
      <text:p text:style-name="P28">ping_send(socket, &amp;new_reply);</text:p>
      <text:p text:style-name="P28">}</text:p>
      <text:p text:style-name="P28">}</text:p>
      <text:p text:style-name="P28">} else if(new_id == id) {</text:p>
      <text:p text:style-name="P28">message_zmq reply = {FAIL, getpid()};</text:p>
      <text:p text:style-name="P28">ping_send(socket, &amp;reply);</text:p>
      <text:p text:style-name="P28">} else {</text:p>
      <text:p text:style-name="P28">if(right_tree == 0) {</text:p>
      <text:p text:style-name="P28">int rc;</text:p>
      <text:p text:style-name="P28">right_context = zmq_ctx_new();</text:p>
      <text:p text:style-name="P28">right_socket = zmq_socket(right_context, ZMQ_PAIR);</text:p>
      <text:p text:style-name="P28">rc = zmq_setsockopt(right_socket, ZMQ_RCVTIMEO, &amp;WAIT_TIME, sizeof(int));</text:p>
      <text:p text:style-name="P28">assert(rc == 0);</text:p>
      <text:p text:style-name="P28">rc = zmq_setsockopt(right_socket, ZMQ_SNDTIMEO, &amp;WAIT_TIME, sizeof(int));</text:p>
      <text:p text:style-name="P28">assert(rc == 0);</text:p>
      <text:p text:style-name="P28">create_conn(new_id, right_socket, right_context);</text:p>
      <text:p text:style-name="P28">char id_str[10];</text:p>
      <text:p text:style-name="P28">sprintf(id_str, "%d", new_id);</text:p>
      <text:p text:style-name="P28">if(fork() == 0) {</text:p>
      <text:p text:style-name="P28">execlp("./server", "server", id_str, NULL);</text:p>
      <text:p text:style-name="P28">perror("execlp");</text:p>
      <text:p text:style-name="P28">exit(EXIT_FAILURE);</text:p>
      <text:p text:style-name="P28">} else {</text:p>
      <text:p text:style-name="P28">message_zmq reply = {CHECK, getpid()};</text:p>
      <text:p text:style-name="P28">ping_send(right_socket, &amp;reply);</text:p>
      <text:p text:style-name="P28">message_zmq * new_data = ping_receive(right_socket);</text:p>
      <text:p text:style-name="P28">if(new_data != NULL) {</text:p>
      <text:p text:style-name="P28">int pid = new_data-&gt;id;</text:p>
      <text:p text:style-name="P28">if(new_data-&gt;key == SUCCESS) {</text:p>
      <text:p text:style-name="P28">right_tree = new_id;</text:p>
      <text:p text:style-name="P28">message_zmq new_reply = {SUCCESS, pid};</text:p>
      <text:p text:style-name="P28">ping_send(socket, &amp;new_reply);</text:p>
      <text:p text:style-name="P28">} else {</text:p>
      <text:p text:style-name="P28">rc = zmq_close(right_socket);</text:p>
      <text:p text:style-name="P28">assert(rc == 0);</text:p>
      <text:p text:style-name="P28">rc = zmq_ctx_destroy(right_context);</text:p>
      <text:p text:style-name="P28">assert(rc == 0);</text:p>
      <text:p text:style-name="P28">message_zmq new_reply = {FAIL_CREATE, pid};</text:p>
      <text:p text:style-name="P28"><text:soft-page-break/>ping_send(socket, &amp;new_reply);</text:p>
      <text:p text:style-name="P28">}</text:p>
      <text:p text:style-name="P28">}</text:p>
      <text:p text:style-name="P28">else {</text:p>
      <text:p text:style-name="P28">message_zmq new_reply = {FAIL_PING, new_id};</text:p>
      <text:p text:style-name="P28">ping_send(socket, &amp;new_reply);</text:p>
      <text:p text:style-name="P28">}</text:p>
      <text:p text:style-name="P28">}</text:p>
      <text:p text:style-name="P28">} </text:p>
      <text:p text:style-name="P28">else {</text:p>
      <text:p text:style-name="P28">message_zmq reply = {CREATE, new_id};</text:p>
      <text:p text:style-name="P28">ping_send(right_socket, &amp;reply);</text:p>
      <text:p text:style-name="P28">message_zmq * new_data = ping_receive(righ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reply = {FAIL_PING, new_id};</text:p>
      <text:p text:style-name="P28">ping_send(socket, &amp;new_reply);</text:p>
      <text:p text:style-name="P28">}</text:p>
      <text:p text:style-name="P28">}</text:p>
      <text:p text:style-name="P28">}</text:p>
      <text:p text:style-name="P28">}</text:p>
      <text:p text:style-name="P28">if(data-&gt;key == REMOVE) {</text:p>
      <text:p text:style-name="P28">if(new_id &lt; id) {</text:p>
      <text:p text:style-name="P28">if(left_tree == 0) {</text:p>
      <text:p text:style-name="P28">message_zmq reply = {FAIL, getpid()};</text:p>
      <text:p text:style-name="P28">ping_send(socket, &amp;reply);</text:p>
      <text:p text:style-name="P28">}</text:p>
      <text:p text:style-name="P28">else if(left_tree == new_id) {</text:p>
      <text:p text:style-name="P28">message_zmq reply = {REMOVE, left_tree};</text:p>
      <text:p text:style-name="P28">ping_send(left_socket, &amp;reply);</text:p>
      <text:p text:style-name="P28">message_zmq * new_data = ping_receive(left_socket);</text:p>
      <text:p text:style-name="P28">if(new_data != NULL) {</text:p>
      <text:p text:style-name="P28">if(new_data-&gt;key == SUCCESS) {</text:p>
      <text:p text:style-name="P28">message_zmq msg = *new_data;</text:p>
      <text:p text:style-name="P28">ping_send(socket, &amp;msg);</text:p>
      <text:p text:style-name="P28">left_tree = 0;</text:p>
      <text:p text:style-name="P28">rc = zmq_close(left_socket);</text:p>
      <text:p text:style-name="P28">assert(rc == 0);</text:p>
      <text:p text:style-name="P28">rc = zmq_ctx_destroy(left_context);</text:p>
      <text:p text:style-name="P28">assert(rc == 0);</text:p>
      <text:p text:style-name="P28">} else {</text:p>
      <text:p text:style-name="P28">message_zmq msg = *new_data;</text:p>
      <text:p text:style-name="P28">ping_send(socket, &amp;msg);</text:p>
      <text:p text:style-name="P28">}</text:p>
      <text:p text:style-name="P28">}</text:p>
      <text:p text:style-name="P28">else {</text:p>
      <text:p text:style-name="P28">message_zmq new_reply = {FAIL_PING, new_id};</text:p>
      <text:p text:style-name="P28">ping_send(socket, &amp;new_reply);</text:p>
      <text:p text:style-name="P28"><text:soft-page-break/>}</text:p>
      <text:p text:style-name="P28">}</text:p>
      <text:p text:style-name="P28">else {</text:p>
      <text:p text:style-name="P28">message_zmq reply = {REMOVE, new_id};</text:p>
      <text:p text:style-name="P28">ping_send(left_socket, &amp;reply);</text:p>
      <text:p text:style-name="P28">message_zmq * new_data = ping_receive(lef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reply = {FAIL_PING, new_id};</text:p>
      <text:p text:style-name="P28">ping_send(socket, &amp;new_reply);</text:p>
      <text:p text:style-name="P28">}</text:p>
      <text:p text:style-name="P28">}</text:p>
      <text:p text:style-name="P28">} </text:p>
      <text:p text:style-name="P28">else if(new_id == id) {</text:p>
      <text:p text:style-name="P28">if(left_tree != 0) {</text:p>
      <text:p text:style-name="P28">message_zmq reply = {REMOVE, left_tree};</text:p>
      <text:p text:style-name="P28">ping_send(left_socket, &amp;reply);</text:p>
      <text:p text:style-name="P28">message_zmq * new_data = ping_receive(lef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reply = {FAIL_PING, new_id};</text:p>
      <text:p text:style-name="P28">ping_send(socket, &amp;new_reply);</text:p>
      <text:p text:style-name="P28">}</text:p>
      <text:p text:style-name="P28">}</text:p>
      <text:p text:style-name="P28">if(right_tree != 0) {</text:p>
      <text:p text:style-name="P28">message_zmq reply = {REMOVE, right_tree};</text:p>
      <text:p text:style-name="P28">ping_send(right_socket, &amp;reply);</text:p>
      <text:p text:style-name="P28">message_zmq * new_data = ping_receive(righ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reply = {FAIL_PING, new_id};</text:p>
      <text:p text:style-name="P28">ping_send(socket, &amp;new_reply);</text:p>
      <text:p text:style-name="P28">}</text:p>
      <text:p text:style-name="P28">}</text:p>
      <text:p text:style-name="P28">do_something = 0;</text:p>
      <text:p text:style-name="P28">message_zmq reply = {SUCCESS, getpid()};</text:p>
      <text:p text:style-name="P28">ping_send(socket, &amp;reply);</text:p>
      <text:p text:style-name="P28">}</text:p>
      <text:p text:style-name="P28">else {</text:p>
      <text:p text:style-name="P28">if(right_tree == 0) {</text:p>
      <text:p text:style-name="P28">message_zmq reply = {FAIL, getpid()};</text:p>
      <text:p text:style-name="P28">ping_send(socket, &amp;reply);</text:p>
      <text:p text:style-name="P28">}</text:p>
      <text:p text:style-name="P28">else if(right_tree == new_id) {</text:p>
      <text:p text:style-name="P28"><text:soft-page-break/>message_zmq reply = {REMOVE, right_tree};</text:p>
      <text:p text:style-name="P28">ping_send(right_socket, &amp;reply);</text:p>
      <text:p text:style-name="P28">message_zmq * new_data = ping_receive(right_socket);</text:p>
      <text:p text:style-name="P28">if(new_data != NULL) {</text:p>
      <text:p text:style-name="P28">if(new_data-&gt;key == SUCCESS) {</text:p>
      <text:p text:style-name="P28">message_zmq msg = *new_data;</text:p>
      <text:p text:style-name="P28">ping_send(socket, &amp;msg);</text:p>
      <text:p text:style-name="P28">right_tree = 0;</text:p>
      <text:p text:style-name="P28">rc = zmq_close(right_socket);</text:p>
      <text:p text:style-name="P28">assert(rc == 0);</text:p>
      <text:p text:style-name="P28">rc = zmq_ctx_destroy(right_context);</text:p>
      <text:p text:style-name="P28">assert(rc == 0);</text:p>
      <text:p text:style-name="P28">} else {</text:p>
      <text:p text:style-name="P28">message_zmq msg = *new_data;</text:p>
      <text:p text:style-name="P28">ping_send(socket, &amp;msg);</text:p>
      <text:p text:style-name="P28">}</text:p>
      <text:p text:style-name="P28">}</text:p>
      <text:p text:style-name="P28">else {</text:p>
      <text:p text:style-name="P28">message_zmq new_reply = {FAIL_PING, new_id};</text:p>
      <text:p text:style-name="P28">ping_send(socket, &amp;new_reply);</text:p>
      <text:p text:style-name="P28">}</text:p>
      <text:p text:style-name="P28">}</text:p>
      <text:p text:style-name="P28">else {</text:p>
      <text:p text:style-name="P28">message_zmq reply = {REMOVE, new_id};</text:p>
      <text:p text:style-name="P28">ping_send(right_socket, &amp;reply);</text:p>
      <text:p text:style-name="P28">message_zmq * new_data = ping_receive(righ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reply = {FAIL_PING, new_id};</text:p>
      <text:p text:style-name="P28">ping_send(socket, &amp;new_reply);</text:p>
      <text:p text:style-name="P28">}</text:p>
      <text:p text:style-name="P28">}</text:p>
      <text:p text:style-name="P28">}</text:p>
      <text:p text:style-name="P28">}</text:p>
      <text:p text:style-name="P28">if(data-&gt;key == PING) {</text:p>
      <text:p text:style-name="P28">if(new_id &lt; id) {</text:p>
      <text:p text:style-name="P28">if(left_tree == 0) {</text:p>
      <text:p text:style-name="P28">message_zmq reply = {FAIL, 0};</text:p>
      <text:p text:style-name="P28">ping_send(socket, &amp;reply);</text:p>
      <text:p text:style-name="P28">}</text:p>
      <text:p text:style-name="P28">else if(left_tree == new_id) {</text:p>
      <text:p text:style-name="P28">message_zmq reply = {CHECK, new_id};</text:p>
      <text:p text:style-name="P28">if(ping_send(left_socket, &amp;reply)) {</text:p>
      <text:p text:style-name="P28">message_zmq * new_data = ping_receive(lef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<text:soft-page-break/>message_zmq new_data = {FAIL_PING, new_id};</text:p>
      <text:p text:style-name="P28">ping_send(socket, &amp;new_data);</text:p>
      <text:p text:style-name="P28">}</text:p>
      <text:p text:style-name="P28">}</text:p>
      <text:p text:style-name="P28">else {</text:p>
      <text:p text:style-name="P28">message_zmq new_data = {FAIL_PING, new_id};</text:p>
      <text:p text:style-name="P28">ping_send(socket, &amp;new_data);</text:p>
      <text:p text:style-name="P28">}</text:p>
      <text:p text:style-name="P28">}</text:p>
      <text:p text:style-name="P28">else {</text:p>
      <text:p text:style-name="P28">message_zmq reply = {PING, new_id};</text:p>
      <text:p text:style-name="P28">ping_send(left_socket, &amp;reply);</text:p>
      <text:p text:style-name="P28">message_zmq * new_data = ping_receive(lef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data = {FAIL_PING, new_id};</text:p>
      <text:p text:style-name="P28">ping_send(socket, &amp;new_data);</text:p>
      <text:p text:style-name="P28">}</text:p>
      <text:p text:style-name="P28">}</text:p>
      <text:p text:style-name="P28">} </text:p>
      <text:p text:style-name="P28">else if(new_id == id) {</text:p>
      <text:p text:style-name="P28">message_zmq reply = {SUCCESS, 1};</text:p>
      <text:p text:style-name="P28">ping_send(socket, &amp;reply);</text:p>
      <text:p text:style-name="P28">}</text:p>
      <text:p text:style-name="P28">else {</text:p>
      <text:p text:style-name="P28">if(right_tree == 0) {</text:p>
      <text:p text:style-name="P28">message_zmq reply = {FAIL, 2};</text:p>
      <text:p text:style-name="P28">ping_send(socket, &amp;reply);</text:p>
      <text:p text:style-name="P28">}</text:p>
      <text:p text:style-name="P28">else if(right_tree == new_id) {</text:p>
      <text:p text:style-name="P28">message_zmq reply = {CHECK, new_id};</text:p>
      <text:p text:style-name="P28">if(ping_send(right_socket, &amp;reply)) {</text:p>
      <text:p text:style-name="P28">message_zmq * new_data = ping_receive(righ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data = {FAIL_PING, new_id};</text:p>
      <text:p text:style-name="P28">ping_send(socket, &amp;new_data);</text:p>
      <text:p text:style-name="P28">}</text:p>
      <text:p text:style-name="P28">}</text:p>
      <text:p text:style-name="P28">else {</text:p>
      <text:p text:style-name="P28">message_zmq new_data = {FAIL_PING, new_id};</text:p>
      <text:p text:style-name="P28">ping_send(socket, &amp;new_data);</text:p>
      <text:p text:style-name="P28">}</text:p>
      <text:p text:style-name="P28">}</text:p>
      <text:p text:style-name="P28">else {</text:p>
      <text:p text:style-name="P28">message_zmq reply = {PING, new_id};</text:p>
      <text:p text:style-name="P28"><text:soft-page-break/>ping_send(right_socket, &amp;reply);</text:p>
      <text:p text:style-name="P28">message_zmq * new_data = ping_receive(righ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data = {FAIL_PING, new_id};</text:p>
      <text:p text:style-name="P28">ping_send(socket, &amp;new_data);</text:p>
      <text:p text:style-name="P28">}</text:p>
      <text:p text:style-name="P28">}</text:p>
      <text:p text:style-name="P28">}</text:p>
      <text:p text:style-name="P28">}</text:p>
      <text:p text:style-name="P28">if(data-&gt;key == EXEC) {</text:p>
      <text:p text:style-name="P28">char * query = recv_string(socket, new_size);</text:p>
      <text:p text:style-name="P28">if(new_id &lt; id) {</text:p>
      <text:p text:style-name="P28">if(left_tree == 0) {</text:p>
      <text:p text:style-name="P28">message_zmq reply = {FAIL, new_id};</text:p>
      <text:p text:style-name="P28">ping_send(socket, &amp;reply);</text:p>
      <text:p text:style-name="P28">}</text:p>
      <text:p text:style-name="P28">else {</text:p>
      <text:p text:style-name="P28">message_zmq reply = {EXEC, new_id, new_size};</text:p>
      <text:p text:style-name="P28">ping_send(left_socket, &amp;reply);</text:p>
      <text:p text:style-name="P28">send_string(left_socket, query);</text:p>
      <text:p text:style-name="P28">message_zmq * new_data = ping_receive(lef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data = {FAIL_PING, new_id};</text:p>
      <text:p text:style-name="P28">ping_send(socket, &amp;new_data);</text:p>
      <text:p text:style-name="P28">}</text:p>
      <text:p text:style-name="P28">}</text:p>
      <text:p text:style-name="P28">} </text:p>
      <text:p text:style-name="P28">else if(new_id == id) {</text:p>
      <text:p text:style-name="P28">strtok(query, " ");</text:p>
      <text:p text:style-name="P28">int n = atoi(query);</text:p>
      <text:p text:style-name="P28">long long sum = 0;</text:p>
      <text:p text:style-name="P28">for(int i = 0; i &lt; n; ++i) {</text:p>
      <text:p text:style-name="P28">query = strtok(NULL, " ");</text:p>
      <text:p text:style-name="P28">int a = atoi(query);</text:p>
      <text:p text:style-name="P28">sum += a;</text:p>
      <text:p text:style-name="P28">}</text:p>
      <text:p text:style-name="P28">message_zmq reply = {SUCCESS, new_id, sum};</text:p>
      <text:p text:style-name="P28">ping_send(socket, &amp;reply);</text:p>
      <text:p text:style-name="P28">}</text:p>
      <text:p text:style-name="P28">else {</text:p>
      <text:p text:style-name="P28">if(right_tree == 0) {</text:p>
      <text:p text:style-name="P28">message_zmq reply = {FAIL, new_id};</text:p>
      <text:p text:style-name="P28">ping_send(socket, &amp;reply);</text:p>
      <text:p text:style-name="P28">}</text:p>
      <text:p text:style-name="P28"><text:soft-page-break/>else {</text:p>
      <text:p text:style-name="P28">message_zmq reply = {EXEC, new_id, new_size};</text:p>
      <text:p text:style-name="P28">ping_send(right_socket, &amp;reply);</text:p>
      <text:p text:style-name="P28">send_string(right_socket, query);</text:p>
      <text:p text:style-name="P28">message_zmq * new_data = ping_receive(right_socket);</text:p>
      <text:p text:style-name="P28">if(new_data != NULL) {</text:p>
      <text:p text:style-name="P28">message_zmq msg = *new_data;</text:p>
      <text:p text:style-name="P28">ping_send(socket, &amp;msg);</text:p>
      <text:p text:style-name="P28">} else {</text:p>
      <text:p text:style-name="P28">message_zmq new_data = {FAIL_PING, new_id};</text:p>
      <text:p text:style-name="P28">ping_send(socket, &amp;new_data);</text:p>
      <text:p text:style-name="P28">}</text:p>
      <text:p text:style-name="P28">}</text:p>
      <text:p text:style-name="P28">}</text:p>
      <text:p text:style-name="P28">}</text:p>
      <text:p text:style-name="P28">}</text:p>
      <text:p text:style-name="P28">else {</text:p>
      <text:p text:style-name="P28">message_zmq new_reply = {FAIL_PING, id};</text:p>
      <text:p text:style-name="P28">ping_send(socket, &amp;new_reply);</text:p>
      <text:p text:style-name="P28">}</text:p>
      <text:p text:style-name="P28">}</text:p>
      <text:p text:style-name="P28">rc = zmq_close(socket);</text:p>
      <text:p text:style-name="P28">assert(rc == 0);</text:p>
      <text:p text:style-name="P28">rc = zmq_ctx_destroy(context);</text:p>
      <text:p text:style-name="P28">assert(rc == 0);</text:p>
      <text:p text:style-name="P28">return 0;</text:p>
      <text:p text:style-name="P28">}</text:p>
      <text:p text:style-name="P28"/>
      <text:p text:style-name="P45">client.c</text:p>
      <text:p text:style-name="P35">#include &lt;zmq.h&gt;</text:p>
      <text:p text:style-name="P28">#include &lt;string.h&gt;</text:p>
      <text:p text:style-name="P28">#include &lt;stdio.h&gt;</text:p>
      <text:p text:style-name="P28">#include &lt;unistd.h&gt;</text:p>
      <text:p text:style-name="P28">#include &lt;stdlib.h&gt;</text:p>
      <text:p text:style-name="P28">#include &lt;assert.h&gt;</text:p>
      <text:p text:style-name="P28">#include &lt;signal.h&gt;</text:p>
      <text:p text:style-name="P28">typedef struct</text:p>
      <text:p text:style-name="P28">{</text:p>
      <text:p text:style-name="P28">int key;</text:p>
      <text:p text:style-name="P28">int id;</text:p>
      <text:p text:style-name="P28">long long size;</text:p>
      <text:p text:style-name="P28">} message_zmq;</text:p>
      <text:p text:style-name="P29"/>
      <text:p text:style-name="P28">enum Status{</text:p>
      <text:p text:style-name="P28">CHECK,</text:p>
      <text:p text:style-name="P28">PING,</text:p>
      <text:p text:style-name="P28">CREATE,</text:p>
      <text:p text:style-name="P28">REMOVE,</text:p>
      <text:p text:style-name="P28">EXEC,</text:p>
      <text:p text:style-name="P28"><text:soft-page-break/>SUCCESS,</text:p>
      <text:p text:style-name="P28">FAIL,</text:p>
      <text:p text:style-name="P28">FAIL_PING,</text:p>
      <text:p text:style-name="P28">FAIL_CREATE</text:p>
      <text:p text:style-name="P28">};</text:p>
      <text:p text:style-name="P28">int create_conn(int id, void * socket, void * context) {</text:p>
      <text:p text:style-name="P28">int rc;</text:p>
      <text:p text:style-name="P28">char path[40] = "tcp://*:";</text:p>
      <text:p text:style-name="P28">int new_port = id + 5555;</text:p>
      <text:p text:style-name="P28">char port[40];</text:p>
      <text:p text:style-name="P28">sprintf(port, "%d", new_port);</text:p>
      <text:p text:style-name="P28">strcat(path, port);</text:p>
      <text:p text:style-name="P28">rc = zmq_bind(socket, path);</text:p>
      <text:p text:style-name="P28">assert(rc == 0);</text:p>
      <text:p text:style-name="P28">return 1;</text:p>
      <text:p text:style-name="P28">}</text:p>
      <text:p text:style-name="P28">int ping_send(void * socket, message_zmq * msg) {</text:p>
      <text:p text:style-name="P28">int rc;</text:p>
      <text:p text:style-name="P28">zmq_msg_t message;</text:p>
      <text:p text:style-name="P28">zmq_msg_init(&amp;message);</text:p>
      <text:p text:style-name="P28">rc = zmq_msg_init_size(&amp;message, sizeof(message_zmq));</text:p>
      <text:p text:style-name="P28">assert(rc == 0);</text:p>
      <text:p text:style-name="P28">rc = zmq_msg_init_data(&amp;message, msg, sizeof(message_zmq), NULL, NULL);</text:p>
      <text:p text:style-name="P28">assert(rc == 0);</text:p>
      <text:p text:style-name="P28">rc = zmq_msg_send(&amp;message, socket, 0);</text:p>
      <text:p text:style-name="P28">if (rc == -1) {</text:p>
      <text:p text:style-name="P28">zmq_msg_close(&amp;message);</text:p>
      <text:p text:style-name="P28">printf("Error: sending timeout\n");</text:p>
      <text:p text:style-name="P28">return 0;</text:p>
      <text:p text:style-name="P28">}</text:p>
      <text:p text:style-name="P28">return 1;</text:p>
      <text:p text:style-name="P28">}</text:p>
      <text:p text:style-name="P29"/>
      <text:p text:style-name="P28">message_zmq * ping_receive(void * socket) {</text:p>
      <text:p text:style-name="P28">int rc;</text:p>
      <text:p text:style-name="P28">zmq_msg_t ans;</text:p>
      <text:p text:style-name="P28">zmq_msg_init(&amp;ans);</text:p>
      <text:p text:style-name="P28">rc = zmq_msg_recv(&amp;ans, socket, 0);</text:p>
      <text:p text:style-name="P28">if (rc == -1) {</text:p>
      <text:p text:style-name="P28">zmq_msg_close(&amp;ans);</text:p>
      <text:p text:style-name="P28">printf("Error: receving timeout\n");</text:p>
      <text:p text:style-name="P28">return NULL;</text:p>
      <text:p text:style-name="P28">}</text:p>
      <text:p text:style-name="P28">assert(rc == sizeof(message_zmq));</text:p>
      <text:p text:style-name="P28">message_zmq * data = (message_zmq *)zmq_msg_data(&amp;ans);</text:p>
      <text:p text:style-name="P28">rc = zmq_msg_close(&amp;ans);</text:p>
      <text:p text:style-name="P28">assert(rc == 0);</text:p>
      <text:p text:style-name="P28">return data;</text:p>
      <text:p text:style-name="P28">}</text:p>
      <text:p text:style-name="P28">void send_string(void *socket, const char *string) {</text:p>
      <text:p text:style-name="P28"><text:soft-page-break/>zmq_send(socket, strdup(string), strlen(string), 0);</text:p>
      <text:p text:style-name="P28">}</text:p>
      <text:p text:style-name="P28">char * recv_string (void *socket, long long size) {</text:p>
      <text:p text:style-name="P28">char buffer[size];</text:p>
      <text:p text:style-name="P28">zmq_recv (socket, buffer, size-1, 0);</text:p>
      <text:p text:style-name="P28">buffer [size] = '\0';</text:p>
      <text:p text:style-name="P28">return strdup (buffer);</text:p>
      <text:p text:style-name="P28">}</text:p>
      <text:p text:style-name="P29"/>
      <text:p text:style-name="P28">const int WAIT_TIME = 1000;</text:p>
      <text:p text:style-name="P29"/>
      <text:p text:style-name="P28">int process = 1;</text:p>
      <text:p text:style-name="P28">int sig = 0;</text:p>
      <text:p text:style-name="P28">int children = 0;</text:p>
      <text:p text:style-name="P28">void * context;</text:p>
      <text:p text:style-name="P28">void * socket;</text:p>
      <text:p text:style-name="P29"/>
      <text:p text:style-name="P28">void sig_handler(int signum){</text:p>
      <text:p text:style-name="P28">process = 0;</text:p>
      <text:p text:style-name="P28">sig = 1;</text:p>
      <text:p text:style-name="P28">}</text:p>
      <text:p text:style-name="P29"/>
      <text:p text:style-name="P28">int main (int argc, char * argv[])</text:p>
      <text:p text:style-name="P28">{</text:p>
      <text:p text:style-name="P28">signal(SIGINT, sig_handler);</text:p>
      <text:p text:style-name="P28">char * s = NULL;</text:p>
      <text:p text:style-name="P28">size_t len = 0;</text:p>
      <text:p text:style-name="P28">while(process) {</text:p>
      <text:p text:style-name="P28">getline(&amp;s, &amp;len, stdin);</text:p>
      <text:p text:style-name="P28">strtok(s, " ");</text:p>
      <text:p text:style-name="P28">if(!strcmp(s,"create")) {</text:p>
      <text:p text:style-name="P28">s = strtok(NULL, " ");</text:p>
      <text:p text:style-name="P28">int id = atoi(s);</text:p>
      <text:p text:style-name="P28">if(children == 0) {</text:p>
      <text:p text:style-name="P28">int rc;</text:p>
      <text:p text:style-name="P28">context = zmq_ctx_new();</text:p>
      <text:p text:style-name="P28">socket = zmq_socket(context, ZMQ_PAIR);</text:p>
      <text:p text:style-name="P28">rc = zmq_setsockopt(socket, ZMQ_RCVTIMEO, &amp;WAIT_TIME, sizeof(int));</text:p>
      <text:p text:style-name="P28">assert(rc == 0);</text:p>
      <text:p text:style-name="P28">rc = zmq_setsockopt(socket, ZMQ_SNDTIMEO, &amp;WAIT_TIME, sizeof(int));</text:p>
      <text:p text:style-name="P28">assert(rc == 0);</text:p>
      <text:p text:style-name="P28">create_conn(id, socket, context);</text:p>
      <text:p text:style-name="P28">char id_str[10];</text:p>
      <text:p text:style-name="P28">sprintf(id_str, "%d", id);</text:p>
      <text:p text:style-name="P28">if(fork() == 0) {</text:p>
      <text:p text:style-name="P28">execlp("./server", "server", id_str, NULL);</text:p>
      <text:p text:style-name="P28">perror("execlp");</text:p>
      <text:p text:style-name="P28">exit(EXIT_FAILURE);</text:p>
      <text:p text:style-name="P28">} else {</text:p>
      <text:p text:style-name="P28">message_zmq reply = {CHECK, 0};</text:p>
      <text:p text:style-name="P28"><text:soft-page-break/>ping_send(socket, &amp;reply);</text:p>
      <text:p text:style-name="P28">message_zmq * data = ping_receive(socket);</text:p>
      <text:p text:style-name="P28">if(data-&gt;key == SUCCESS) {</text:p>
      <text:p text:style-name="P28">printf("OK:%d\n", data-&gt;id);</text:p>
      <text:p text:style-name="P28">children = id;</text:p>
      <text:p text:style-name="P28">}</text:p>
      <text:p text:style-name="P28">if(data-&gt;key == FAIL_CREATE){</text:p>
      <text:p text:style-name="P28">printf("Error: Port is busy\n");</text:p>
      <text:p text:style-name="P28">rc = zmq_close(socket);</text:p>
      <text:p text:style-name="P28">assert(rc == 0);</text:p>
      <text:p text:style-name="P28">rc = zmq_ctx_destroy(context);</text:p>
      <text:p text:style-name="P28">assert(rc == 0);</text:p>
      <text:p text:style-name="P28">}</text:p>
      <text:p text:style-name="P28">}</text:p>
      <text:p text:style-name="P28">} else {</text:p>
      <text:p text:style-name="P28">message_zmq reply = {CREATE, id};</text:p>
      <text:p text:style-name="P28">ping_send(socket, &amp;reply);</text:p>
      <text:p text:style-name="P28">message_zmq * data = ping_receive(socket);</text:p>
      <text:p text:style-name="P28">if(data-&gt;key == SUCCESS) {</text:p>
      <text:p text:style-name="P28">printf("OK:%d\n", data-&gt;id);</text:p>
      <text:p text:style-name="P28">}</text:p>
      <text:p text:style-name="P28">if(data-&gt;key == FAIL) {</text:p>
      <text:p text:style-name="P28">printf("Error: Already exists\n");</text:p>
      <text:p text:style-name="P28">}</text:p>
      <text:p text:style-name="P28">if(data-&gt;key == FAIL_CREATE || data-&gt;key == FAIL_PING) {</text:p>
      <text:p text:style-name="P28">printf("Error: Port is busy\n");</text:p>
      <text:p text:style-name="P28">}</text:p>
      <text:p text:style-name="P28">}</text:p>
      <text:p text:style-name="P28">}</text:p>
      <text:p text:style-name="P28">if(!strcmp(s,"remove")) {</text:p>
      <text:p text:style-name="P28">s = strtok(NULL, " ");</text:p>
      <text:p text:style-name="P28">int id = atoi(s);</text:p>
      <text:p text:style-name="P28">if(children == 0) {</text:p>
      <text:p text:style-name="P28">printf("Error: Not found\n");</text:p>
      <text:p text:style-name="P28">} </text:p>
      <text:p text:style-name="P28">else if(children == id) {</text:p>
      <text:p text:style-name="P28">message_zmq reply = {REMOVE, id};</text:p>
      <text:p text:style-name="P28">ping_send(socket, &amp;reply);</text:p>
      <text:p text:style-name="P28">message_zmq * data = ping_receive(socket);</text:p>
      <text:p text:style-name="P28">if(data-&gt;key == FAIL) {</text:p>
      <text:p text:style-name="P28">printf("Error: Not found\n");</text:p>
      <text:p text:style-name="P28">}</text:p>
      <text:p text:style-name="P28">if(data-&gt;key == SUCCESS) {</text:p>
      <text:p text:style-name="P28">int rc;</text:p>
      <text:p text:style-name="P28">printf("Ok\n");</text:p>
      <text:p text:style-name="P28">rc = zmq_close(socket);</text:p>
      <text:p text:style-name="P28">assert(rc == 0);</text:p>
      <text:p text:style-name="P28">rc = zmq_ctx_destroy(context);</text:p>
      <text:p text:style-name="P28">assert(rc == 0);</text:p>
      <text:p text:style-name="P28">children = 0;</text:p>
      <text:p text:style-name="P28"><text:soft-page-break/>}</text:p>
      <text:p text:style-name="P28">}</text:p>
      <text:p text:style-name="P28">else {</text:p>
      <text:p text:style-name="P28">message_zmq reply = {REMOVE, id};</text:p>
      <text:p text:style-name="P28">ping_send(socket, &amp;reply);</text:p>
      <text:p text:style-name="P28">message_zmq * data = ping_receive(socket);</text:p>
      <text:p text:style-name="P28">if(data-&gt;key == FAIL) {</text:p>
      <text:p text:style-name="P28">printf("Error: Not found\n");</text:p>
      <text:p text:style-name="P28">}</text:p>
      <text:p text:style-name="P28">if(data-&gt;key == FAIL_PING) {</text:p>
      <text:p text:style-name="P28">printf("Error: Node is unavailable\n");</text:p>
      <text:p text:style-name="P28">}</text:p>
      <text:p text:style-name="P28">if(data-&gt;key == SUCCESS) {</text:p>
      <text:p text:style-name="P28">printf("Ok\n");</text:p>
      <text:p text:style-name="P28">}</text:p>
      <text:p text:style-name="P28">}</text:p>
      <text:p text:style-name="P28">}</text:p>
      <text:p text:style-name="P28">if(!strcmp(s,"ping")) {</text:p>
      <text:p text:style-name="P28">s = strtok(NULL, " ");</text:p>
      <text:p text:style-name="P28">int id = atoi(s);</text:p>
      <text:p text:style-name="P28">if(children == 0) {</text:p>
      <text:p text:style-name="P28">printf("Error: Not found\n");</text:p>
      <text:p text:style-name="P28">}</text:p>
      <text:p text:style-name="P28">else {</text:p>
      <text:p text:style-name="P28">message_zmq reply = {PING, id};</text:p>
      <text:p text:style-name="P28">ping_send(socket, &amp;reply);</text:p>
      <text:p text:style-name="P28">message_zmq * data = ping_receive(socket);</text:p>
      <text:p text:style-name="P28">if(data-&gt;key == FAIL) {</text:p>
      <text:p text:style-name="P28">printf("Error: Not found\n");</text:p>
      <text:p text:style-name="P28">}</text:p>
      <text:p text:style-name="P28">if(data-&gt;key == SUCCESS) {</text:p>
      <text:p text:style-name="P28">printf("Ok: 1\n");</text:p>
      <text:p text:style-name="P28">}</text:p>
      <text:p text:style-name="P28">if(data-&gt;key == FAIL_PING) {</text:p>
      <text:p text:style-name="P28">printf("Ok: 0\n");</text:p>
      <text:p text:style-name="P28">}</text:p>
      <text:p text:style-name="P28">}</text:p>
      <text:p text:style-name="P28">}</text:p>
      <text:p text:style-name="P28">if(!strcmp(s,"exec")) {</text:p>
      <text:p text:style-name="P28">s = strtok(NULL, " ");</text:p>
      <text:p text:style-name="P28">int id = atoi(s);</text:p>
      <text:p text:style-name="P28">s = strtok(NULL, " ");</text:p>
      <text:p text:style-name="P28">int n = atoi(s);</text:p>
      <text:p text:style-name="P28">char * query = s;</text:p>
      <text:p text:style-name="P28">for(int i = 0; i &lt; n; ++i) {</text:p>
      <text:p text:style-name="P28">s = strtok(NULL, " ");</text:p>
      <text:p text:style-name="P28">sprintf(query, "%s %s",query, s);</text:p>
      <text:p text:style-name="P28">}</text:p>
      <text:p text:style-name="P28">int size = strlen(query);</text:p>
      <text:p text:style-name="P28">if(children == 0) {</text:p>
      <text:p text:style-name="P28"><text:soft-page-break/>printf("Error: Not found\n");</text:p>
      <text:p text:style-name="P28">}</text:p>
      <text:p text:style-name="P28">else {</text:p>
      <text:p text:style-name="P28">message_zmq reply = {EXEC, id, size};</text:p>
      <text:p text:style-name="P28">ping_send(socket, &amp;reply);</text:p>
      <text:p text:style-name="P28">send_string(socket, query);</text:p>
      <text:p text:style-name="P28">message_zmq * data = ping_receive(socket);</text:p>
      <text:p text:style-name="P28">if(data-&gt;key == FAIL) {</text:p>
      <text:p text:style-name="P28">printf("Error: Not found\n");</text:p>
      <text:p text:style-name="P28">}</text:p>
      <text:p text:style-name="P28">if(data-&gt;key == FAIL_PING) {</text:p>
      <text:p text:style-name="P28">printf("Error: Node is unavailable\n");</text:p>
      <text:p text:style-name="P28">}</text:p>
      <text:p text:style-name="P28">if(data-&gt;key == SUCCESS) {</text:p>
      <text:p text:style-name="P28">printf("OK:%d:%lld\n", data-&gt;id, data-&gt;size);</text:p>
      <text:p text:style-name="P28">}</text:p>
      <text:p text:style-name="P28">}</text:p>
      <text:p text:style-name="P28">}</text:p>
      <text:p text:style-name="P28">if(!strcmp(s,"down\n")) {</text:p>
      <text:p text:style-name="P28">process = 0;</text:p>
      <text:p text:style-name="P28">}</text:p>
      <text:p text:style-name="P28">while((s = strtok(NULL, " ")) != NULL);</text:p>
      <text:p text:style-name="P28">}</text:p>
      <text:p text:style-name="P28">if (children != 0 &amp;&amp; sig) {</text:p>
      <text:p text:style-name="P28">int rc;</text:p>
      <text:p text:style-name="P28">rc = zmq_close(socket);</text:p>
      <text:p text:style-name="P28">assert(rc == 0);</text:p>
      <text:p text:style-name="P28">rc = zmq_ctx_destroy(context);</text:p>
      <text:p text:style-name="P28">assert(rc == 0);</text:p>
      <text:p text:style-name="P28">children = 0;</text:p>
      <text:p text:style-name="P28">}</text:p>
      <text:p text:style-name="P28">if(children != 0 &amp;&amp; !sig) {</text:p>
      <text:p text:style-name="P28">message_zmq reply = {REMOVE, children};</text:p>
      <text:p text:style-name="P28">ping_send(socket, &amp;reply);</text:p>
      <text:p text:style-name="P28">message_zmq * data = ping_receive(socket);</text:p>
      <text:p text:style-name="P28">if(data-&gt;key == SUCCESS) {</text:p>
      <text:p text:style-name="P28">int rc;</text:p>
      <text:p text:style-name="P28">rc = zmq_close(socket);</text:p>
      <text:p text:style-name="P28">assert(rc == 0);</text:p>
      <text:p text:style-name="P28">rc = zmq_ctx_destroy(context);</text:p>
      <text:p text:style-name="P28">assert(rc == 0);</text:p>
      <text:p text:style-name="P28">children = 0;</text:p>
      <text:p text:style-name="P28">}</text:p>
      <text:p text:style-name="P28">}</text:p>
      <text:p text:style-name="P28">printf("Server is down\n");</text:p>
      <text:p text:style-name="P28">return 0;</text:p>
      <text:p text:style-name="P28">}</text:p>
      <text:p text:style-name="P45"/>
      <text:p text:style-name="P42"><text:span text:style-name="symbol0_5f_cpp"><text:span text:style-name="T35"/></text:span></text:p>
      <text:p text:style-name="P9"><text:soft-page-break/><text:span text:style-name="symbol0_5f_c"><text:span text:style-name="T32"/></text:span></text:p>
      <text:p text:style-name="P4"><text:span text:style-name="symbol0_5f_c"><text:span text:style-name="T35"/></text:span></text:p>
      <text:p text:style-name="P6"><text:span text:style-name="symbol0_5f_c"><text:span text:style-name="T21">Сборка программы</text:span></text:span></text:p>
      <text:p text:style-name="P10"><text:span text:style-name="symbol0_5f_c"><text:span text:style-name="T24">gcc server.c -o server -lzmq</text:span></text:span></text:p>
      <text:p text:style-name="P10"><text:span text:style-name="symbol0_5f_c"><text:span text:style-name="T24">gcc client.c -o client -lzmq</text:span></text:span></text:p>
      <text:p text:style-name="P10"><text:span text:style-name="symbol0_5f_c"><text:span text:style-name="T24"/></text:span></text:p>
      <text:p text:style-name="P54">Демонстрация работы программы</text:p>
      <text:p text:style-name="P2"><text:span text:style-name="number_5f_bash"><text:span text:style-name="T35"/></text:span></text:p>
      <text:p text:style-name="P2"><text:span text:style-name="number_5f_bash"><text:span text:style-name="T35"/></text:span></text:p>
      <text:p text:style-name="P2"><text:span text:style-name="symbol0_5f_bash"><text:span text:style-name="T35">andrey@andrey-HP:~/OS6$ ./client</text:span></text:span></text:p>
      <text:p text:style-name="P2"><text:span text:style-name="symbol0_5f_bash"><text:span text:style-name="T35">create 10</text:span></text:span></text:p>
      <text:p text:style-name="P2"><text:span text:style-name="symbol0_5f_bash"><text:span text:style-name="T35">OK:13559</text:span></text:span></text:p>
      <text:p text:style-name="P2"><text:span text:style-name="symbol0_5f_bash"><text:span text:style-name="T35">ping 10</text:span></text:span></text:p>
      <text:p text:style-name="P2"><text:span text:style-name="symbol0_5f_bash"><text:span text:style-name="T35">Ok: 1</text:span></text:span></text:p>
      <text:p text:style-name="P2"><text:span text:style-name="symbol0_5f_bash"><text:span text:style-name="T35">remove 10</text:span></text:span></text:p>
      <text:p text:style-name="P2"><text:span text:style-name="symbol0_5f_bash"><text:span text:style-name="T35">Ok</text:span></text:span></text:p>
      <text:p text:style-name="P2"><text:span text:style-name="symbol0_5f_bash"><text:span text:style-name="T35">andrey@andrey-HP:~/OS6$ ./client</text:span></text:span></text:p>
      <text:p text:style-name="P2"><text:span text:style-name="symbol0_5f_bash"><text:span text:style-name="T35">create 22</text:span></text:span></text:p>
      <text:p text:style-name="P2"><text:span text:style-name="symbol0_5f_bash"><text:span text:style-name="T35">OK:13917</text:span></text:span></text:p>
      <text:p text:style-name="P2"><text:span text:style-name="symbol0_5f_bash"><text:span text:style-name="T35">exec 22 3 1 2 3</text:span></text:span></text:p>
      <text:p text:style-name="P2"><text:span text:style-name="symbol0_5f_bash"><text:span text:style-name="T35">OK:22:6</text:span></text:span></text:p>
      <text:p text:style-name="P2"><text:span text:style-name="symbol0_5f_bash"><text:span text:style-name="T35">remove 22</text:span></text:span></text:p>
      <text:p text:style-name="P2"><text:span text:style-name="symbol0_5f_bash"><text:span text:style-name="T35">Ok</text:span></text:span></text:p>
      <text:p text:style-name="P2"><text:span text:style-name="symbol0_5f_bash"><text:span text:style-name="T35">ping 22</text:span></text:span></text:p>
      <text:p text:style-name="P2"><text:span text:style-name="symbol0_5f_bash"><text:span text:style-name="T35">Error: Not found</text:span></text:span></text:p>
      <text:p text:style-name="P44"><text:span text:style-name="symbol0_5f_bash"><text:span text:style-name="T36"/></text:span></text:p>
      <text:p text:style-name="P51"/>
      <text:p text:style-name="P65">Выводы</text:p>
      <text:p text:style-name="P64"/>
      <text:p text:style-name="P38">В ходе выполнения лабораторной работы я изучил основы работы с очередями сообщений ZeroMQ и реализовал программу с использованием этой библиотеки. Для достижения отказоустойчивости я пробовал разные способы связи, больше всего подошёл ZMQ_PAIR. Самым сложным в работе оказались удаление узла из сети и вставка узла между другими узлами. При таких операциях нужно было переподключать сокеты на вычислительных узлах. </text:p>
      <text:p text:style-name="P39">Когда параллельных вычислений становится мало, на помощь приходят <text:soft-page-break/>распределённые вычисления (распределение вычислений осуществляется уже не между потоками процессора, а между отдельными ЭВМ). Очереди сообщений используются для взаимодействия нескольких машин в одной большой сети. Опыт работы с ZeroMQ пригодится мне при настройке собственной системы распределённых вычислений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roid Sans Mono" svg:font-family="'Droid Sans Mono', monospace, monospace"/>
    <style:font-face style:name="verdana" svg:font-family="verdana, arial, helvetica, sans-serif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1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3399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0_5f_bash" style:display-name="keyword0_bash" style:family="text">
      <style:text-properties fo:color="#000000" fo:font-style="normal" fo:font-weight="bold"/>
    </style:style>
    <style:style style:name="string_5f_bash" style:display-name="string_bash" style:family="text">
      <style:text-properties fo:color="#ff000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21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3-01-04T01:39:34.469327595</dc:date>
    <meta:editing-cycles>11</meta:editing-cycles>
    <meta:editing-duration>PT32M15S</meta:editing-duration>
    <meta:generator>LibreOffice/6.4.7.2$Linux_X86_64 LibreOffice_project/40$Build-2</meta:generator>
    <meta:document-statistic meta:table-count="1" meta:image-count="0" meta:object-count="0" meta:page-count="21" meta:paragraph-count="834" meta:word-count="2796" meta:character-count="20198" meta:non-whitespace-character-count="182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